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932" officeooo:paragraph-rsid="00092932"/>
    </style:style>
    <style:style style:name="P2" style:family="paragraph" style:parent-style-name="Standard">
      <style:text-properties officeooo:rsid="000ac74f" officeooo:paragraph-rsid="0013c3db"/>
    </style:style>
    <style:style style:name="P3" style:family="paragraph" style:parent-style-name="Standard">
      <style:text-properties officeooo:rsid="000e5a36" officeooo:paragraph-rsid="000e5a36"/>
    </style:style>
    <style:style style:name="P4" style:family="paragraph" style:parent-style-name="Standard">
      <style:text-properties officeooo:rsid="000f9ec9" officeooo:paragraph-rsid="002c09fe"/>
    </style:style>
    <style:style style:name="P5" style:family="paragraph" style:parent-style-name="Standard">
      <style:text-properties officeooo:rsid="001216b5" officeooo:paragraph-rsid="002c09fe"/>
    </style:style>
    <style:style style:name="P6" style:family="paragraph" style:parent-style-name="Standard">
      <style:text-properties officeooo:rsid="0015f7f2" officeooo:paragraph-rsid="001216b5"/>
    </style:style>
    <style:style style:name="P7" style:family="paragraph" style:parent-style-name="Standard">
      <style:text-properties officeooo:rsid="0015f7f2" officeooo:paragraph-rsid="0015f7f2"/>
    </style:style>
    <style:style style:name="P8" style:family="paragraph" style:parent-style-name="Standard">
      <style:text-properties officeooo:rsid="0019435d" officeooo:paragraph-rsid="0019435d"/>
    </style:style>
    <style:style style:name="P9" style:family="paragraph" style:parent-style-name="Standard">
      <style:text-properties officeooo:rsid="0019faaf" officeooo:paragraph-rsid="0019faaf"/>
    </style:style>
    <style:style style:name="P10" style:family="paragraph" style:parent-style-name="Standard">
      <style:text-properties officeooo:rsid="001adbac" officeooo:paragraph-rsid="001adbac"/>
    </style:style>
    <style:style style:name="P11" style:family="paragraph" style:parent-style-name="Standard">
      <style:text-properties officeooo:rsid="001c9424" officeooo:paragraph-rsid="001c9424"/>
    </style:style>
    <style:style style:name="P12" style:family="paragraph" style:parent-style-name="Standard">
      <style:text-properties officeooo:rsid="001ed64b" officeooo:paragraph-rsid="001ed64b"/>
    </style:style>
    <style:style style:name="P13" style:family="paragraph" style:parent-style-name="Standard">
      <style:text-properties officeooo:rsid="00219604" officeooo:paragraph-rsid="00219604"/>
    </style:style>
    <style:style style:name="P14" style:family="paragraph" style:parent-style-name="Standard">
      <style:text-properties officeooo:rsid="0022092b" officeooo:paragraph-rsid="0022092b"/>
    </style:style>
    <style:style style:name="P15" style:family="paragraph" style:parent-style-name="Standard">
      <style:text-properties officeooo:rsid="00238118" officeooo:paragraph-rsid="00238118"/>
    </style:style>
    <style:style style:name="P16" style:family="paragraph" style:parent-style-name="Standard">
      <style:text-properties officeooo:rsid="0027ea13" officeooo:paragraph-rsid="0027ea13"/>
    </style:style>
    <style:style style:name="P17" style:family="paragraph" style:parent-style-name="Standard">
      <style:text-properties officeooo:rsid="0027ea80" officeooo:paragraph-rsid="002c09fe"/>
    </style:style>
    <style:style style:name="P18" style:family="paragraph" style:parent-style-name="Standard">
      <style:text-properties officeooo:rsid="002a3742" officeooo:paragraph-rsid="002a3742"/>
    </style:style>
    <style:style style:name="P19" style:family="paragraph" style:parent-style-name="Standard">
      <style:text-properties officeooo:rsid="002a974c" officeooo:paragraph-rsid="002a974c"/>
    </style:style>
    <style:style style:name="P20" style:family="paragraph" style:parent-style-name="Standard">
      <style:text-properties officeooo:rsid="002f7b17" officeooo:paragraph-rsid="001676bf"/>
    </style:style>
    <style:style style:name="P21" style:family="paragraph" style:parent-style-name="Standard">
      <style:text-properties officeooo:rsid="002f7b17" officeooo:paragraph-rsid="002f7b17"/>
    </style:style>
    <style:style style:name="P22" style:family="paragraph" style:parent-style-name="Standard">
      <style:text-properties officeooo:rsid="0035af22" officeooo:paragraph-rsid="0035af22"/>
    </style:style>
    <style:style style:name="P23" style:family="paragraph" style:parent-style-name="Standard">
      <style:text-properties officeooo:rsid="003a2fbd" officeooo:paragraph-rsid="00092932"/>
    </style:style>
    <style:style style:name="P24" style:family="paragraph" style:parent-style-name="Standard">
      <style:text-properties officeooo:rsid="0019435d" officeooo:paragraph-rsid="0019435d"/>
    </style:style>
    <style:style style:name="P25" style:family="paragraph" style:parent-style-name="Standard">
      <style:text-properties officeooo:rsid="003c0ceb" officeooo:paragraph-rsid="003c0ceb"/>
    </style:style>
    <style:style style:name="P26" style:family="paragraph" style:parent-style-name="Standard">
      <style:text-properties officeooo:rsid="0022092b" officeooo:paragraph-rsid="001f3d53"/>
    </style:style>
    <style:style style:name="P27" style:family="paragraph" style:parent-style-name="Standard">
      <style:text-properties officeooo:rsid="0022092b" officeooo:paragraph-rsid="0022092b"/>
    </style:style>
    <style:style style:name="T1" style:family="text">
      <style:text-properties officeooo:rsid="000c661a"/>
    </style:style>
    <style:style style:name="T2" style:family="text">
      <style:text-properties officeooo:rsid="0010a1fb"/>
    </style:style>
    <style:style style:name="T3" style:family="text">
      <style:text-properties officeooo:rsid="0013ba50"/>
    </style:style>
    <style:style style:name="T4" style:family="text">
      <style:text-properties officeooo:rsid="0015f7f2"/>
    </style:style>
    <style:style style:name="T5" style:family="text">
      <style:text-properties officeooo:rsid="001ddccc"/>
    </style:style>
    <style:style style:name="T6" style:family="text">
      <style:text-properties officeooo:rsid="0021b177"/>
    </style:style>
    <style:style style:name="T7" style:family="text">
      <style:text-properties officeooo:rsid="0021b95d"/>
    </style:style>
    <style:style style:name="T8" style:family="text">
      <style:text-properties officeooo:rsid="00281811"/>
    </style:style>
    <style:style style:name="T9" style:family="text">
      <style:text-properties officeooo:rsid="003c0c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s<text:span text:style-name="T4"> </text:span></text:p>
      <text:p text:style-name="P20"/>
      <text:p text:style-name="P21">Papaveraceae (Dicentra uniflora)</text:p>
      <text:p text:style-name="P21"><text:a xlink:type="simple" xlink:href="http://www.botany.hawaii.edu/faculty/carr/ofp/dic_uni.htm" text:style-name="Internet_20_link" text:visited-style-name="Visited_20_Internet_20_Link">http://www.botany.hawaii.edu/faculty/carr/ofp/dic_uni.htm</text:a> </text:p>
      <text:p text:style-name="P21"/>
      <text:p text:style-name="P4"><text:span text:style-name="T3">Liliaceae </text:span>(Calochortus brunea<text:span text:style-name="T2">u</text:span>nsis)</text:p>
      <text:p text:style-name="P4"><text:a xlink:type="simple" xlink:href="http://www.botany.hawaii.edu/faculty/carr/ofp/images2/cal_bru_8380b.jpg" text:style-name="Internet_20_link" text:visited-style-name="Visited_20_Internet_20_Link">http://www.botany.hawaii.edu/faculty/carr/ofp/images2/cal_bru_8380b.jpg</text:a></text:p>
      <text:p text:style-name="P17">3 petals, <text:span text:style-name="T8">large glands at base</text:span></text:p>
      <text:p text:style-name="P4"/>
      <text:p text:style-name="P5">Orchidaceae (Calypso bulbosa)</text:p>
      <text:p text:style-name="P5"><text:a xlink:type="simple" xlink:href="http://www.botany.hawaii.edu/faculty/carr/ofp/cal_bul.htm" text:style-name="Internet_20_link" text:visited-style-name="Visited_20_Internet_20_Link">http://www.botany.hawaii.edu/faculty/carr/ofp/cal_bul.htm</text:a></text:p>
      <text:p text:style-name="P1"/>
      <text:p text:style-name="P1">Ericaceae (<text:span text:style-name="T1">Gaultheria shallon</text:span>) - <text:s/><text:a xlink:type="simple" xlink:href="http://www.botany.hawaii.edu/faculty/carr/ofp/images2/gau_sha_4343b.jpg" text:style-name="Internet_20_link" text:visited-style-name="Visited_20_Internet_20_Link">http://www.botany.hawaii.edu/faculty/carr/ofp/images2/gau_sha_4343b.jpg</text:a> </text:p>
      <text:p text:style-name="P23"/>
      <text:p text:style-name="P1"/>
      <text:p text:style-name="P2">Asteraceae (Helianthella uniflora)</text:p>
      <text:p text:style-name="P2"><text:a xlink:type="simple" xlink:href="http://www.botany.hawaii.edu/faculty/carr/ofp/images2/hel_uni_dou_2349b.jpg" text:style-name="Internet_20_link" text:visited-style-name="Visited_20_Internet_20_Link">http://www.botany.hawaii.edu/faculty/carr/ofp/images2/hel_uni_dou_2349b.jpg</text:a></text:p>
      <text:p text:style-name="P2"/>
      <text:p text:style-name="P3">Onagraceae (Oenothera deltoides)</text:p>
      <text:p text:style-name="P3"><text:a xlink:type="simple" xlink:href="http://www.botany.hawaii.edu/faculty/carr/ofp/images2/oen_del_pip_8747b.jpg" text:style-name="Internet_20_link" text:visited-style-name="Visited_20_Internet_20_Link">http://www.botany.hawaii.edu/faculty/carr/ofp/images2/oen_del_pip_8747b.jpg</text:a></text:p>
      <text:p text:style-name="P16">4 petals, 8 stamens, 4 lobes to a long style</text:p>
      <text:p text:style-name="P18"/>
      <text:p text:style-name="P22">Primulaceae (Dodecatheon ) </text:p>
      <text:p text:style-name="P22"><text:a xlink:type="simple" xlink:href="http://www.botany.hawaii.edu/faculty/carr/ofp/images2/dod_pul_mon_0447b.jpg" text:style-name="Internet_20_link" text:visited-style-name="Visited_20_Internet_20_Link">http://www.botany.hawaii.edu/faculty/carr/ofp/images2/dod_pul_mon_0447b.jpg</text:a> </text:p>
      <text:p text:style-name="P22"/>
      <text:p text:style-name="P19">Gentianaceae (Frasera speciosa)</text:p>
      <text:p text:style-name="P19"><text:a xlink:type="simple" xlink:href="http://www.botany.hawaii.edu/faculty/carr/ofp/images2/fra_spe_0679b.jpg" text:style-name="Internet_20_link" text:visited-style-name="Visited_20_Internet_20_Link">http://www.botany.hawaii.edu/faculty/carr/ofp/images2/fra_spe_0679b.jpg</text:a> </text:p>
      <text:p text:style-name="P6"/>
      <text:p text:style-name="P7"/>
      <text:p text:style-name="P8"><text:span text:style-name="T9">Assorted</text:span>: - <text:span text:style-name="T7">6 desired</text:span></text:p>
      <text:p text:style-name="P8"/>
      <text:p text:style-name="P25">Mojave Tortoise</text:p>
      <text:p text:style-name="P25"/>
      <text:p text:style-name="P25">Short-nose sucker</text:p>
      <text:p text:style-name="P8"/>
      <text:p text:style-name="P9">Sun</text:p>
      <text:p text:style-name="P8"/>
      <text:p text:style-name="P8">Crescent Moon w/ stars</text:p>
      <text:p text:style-name="P8"/>
      <text:p text:style-name="P10">Lightning storm</text:p>
      <text:p text:style-name="P10"/>
      <text:p text:style-name="P11">Coast/<text:span text:style-name="T5">Ocean</text:span></text:p>
      <text:p text:style-name="P26"/>
      <text:p text:style-name="P26"/>
      <text:p text:style-name="P14"/>
      <text:p text:style-name="P14"/>
      <text:p text:style-name="P14"/>
      <text:p text:style-name="P14"/>
      <text:p text:style-name="P15"><text:soft-page-break/>Objects:</text:p>
      <text:p text:style-name="P15"/>
      <text:p text:style-name="P15">Hiking boots</text:p>
      <text:p text:style-name="P15">Tent </text:p>
      <text:p text:style-name="P15">Plant Press https://medicine.at.brown.edu/03-plant-press/#prettyPhoto</text:p>
      <text:p text:style-name="P15">Truck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6:04:59.409821369</meta:creation-date>
    <dc:date>2023-09-12T16:15:40.820031147</dc:date>
    <meta:editing-duration>PT46M38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74" meta:character-count="1094" meta:non-whitespace-character-count="1042"/>
  </office:meta>
</office:document-meta>
</file>